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erif2" svg:font-family="'Liberation Serif'"/>
    <style:font-face style:name="Segoe UI Symbol" svg:font-family="'Segoe UI Symbol'"/>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Bahnschrift" svg:font-family="Bahnschrift" style:font-adornments="Bold" style:font-family-generic="swiss"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Liberation Serif" fo:font-size="17pt" officeooo:paragraph-rsid="005f7ec6" style:font-size-asian="17pt" style:font-size-complex="17pt"/>
    </style:style>
    <style:style style:name="P2" style:family="paragraph" style:parent-style-name="Standard">
      <style:paragraph-properties fo:line-height="100%" fo:text-align="start" style:justify-single-word="false"/>
      <style:text-properties style:use-window-font-color="true" loext:opacity="0%" style:font-name="Liberation Serif" fo:font-size="12pt" fo:font-weight="normal" officeooo:paragraph-rsid="005f7ec6" fo:background-color="transparent" style:font-name-asian="Liberation Serif2" style:font-size-asian="12pt" style:font-name-complex="Liberation Serif2" style:font-size-complex="12pt"/>
    </style:style>
    <style:style style:name="P3" style:family="paragraph" style:parent-style-name="Standard">
      <style:paragraph-properties fo:line-height="100%" fo:text-align="end" style:justify-single-word="false"/>
      <style:text-properties style:use-window-font-color="true" loext:opacity="0%" style:font-name="Liberation Serif" fo:font-size="12pt" fo:font-weight="normal" officeooo:rsid="00299708" officeooo:paragraph-rsid="005f7ec6" fo:background-color="transparent" style:font-name-asian="Liberation Serif2" style:font-size-asian="10.5pt" style:font-name-complex="Liberation Serif2" style:font-size-complex="12pt"/>
    </style:style>
    <style:style style:name="P4" style:family="paragraph" style:parent-style-name="Standard">
      <style:paragraph-properties fo:line-height="100%" fo:text-align="center" style:justify-single-word="false"/>
      <style:text-properties style:use-window-font-color="true" loext:opacity="0%" style:font-name="Liberation Serif" fo:font-size="15pt" style:text-underline-style="solid" style:text-underline-width="auto" style:text-underline-color="font-color" fo:font-weight="normal" officeooo:paragraph-rsid="005f7ec6" fo:background-color="transparent" style:font-name-asian="Liberation Serif2" style:font-size-asian="15pt" style:font-name-complex="Liberation Serif2" style:font-size-complex="15pt"/>
    </style:style>
    <style:style style:name="P5" style:family="paragraph" style:parent-style-name="Standard">
      <style:paragraph-properties fo:line-height="100%" fo:text-align="center" style:justify-single-word="false"/>
      <style:text-properties style:use-window-font-color="true" loext:opacity="0%" style:font-name="Liberation Serif" fo:font-size="2pt" fo:font-weight="normal" officeooo:paragraph-rsid="005f7ec6" fo:background-color="transparent" style:font-name-asian="Liberation Serif2" style:font-size-asian="1.75pt" style:font-name-complex="Liberation Serif2" style:font-size-complex="2pt"/>
    </style:style>
    <style:style style:name="P6" style:family="paragraph" style:parent-style-name="Standard">
      <style:paragraph-properties fo:line-height="100%" fo:text-align="start" style:justify-single-word="false"/>
      <style:text-properties style:use-window-font-color="true" loext:opacity="0%" style:font-name="Liberation Serif" fo:font-size="12pt" fo:font-weight="normal" officeooo:paragraph-rsid="005f7ec6" fo:background-color="transparent" style:font-name-asian="Liberation Serif2" style:font-size-asian="12pt" style:font-name-complex="Liberation Serif2" style:font-size-complex="12pt"/>
    </style:style>
    <style:style style:name="P7" style:family="paragraph" style:parent-style-name="Standard">
      <style:paragraph-properties fo:line-height="100%" fo:text-align="start" style:justify-single-word="false"/>
      <style:text-properties style:use-window-font-color="true" loext:opacity="0%" style:font-name="Liberation Serif" fo:font-size="12pt" fo:font-weight="normal" officeooo:paragraph-rsid="005f7ec6" fo:background-color="transparent" style:font-name-asian="Liberation Serif2" style:font-size-asian="12pt" style:font-name-complex="Liberation Serif2" style:font-size-complex="12pt" loext:padding="0.049cm" loext:border="0.51pt solid #000000"/>
    </style:style>
    <style:style style:name="P8" style:family="paragraph" style:parent-style-name="Standard">
      <style:paragraph-properties fo:line-height="100%" fo:text-align="start" style:justify-single-word="false"/>
      <style:text-properties style:use-window-font-color="true" loext:opacity="0%" style:font-name="Bahnschrift" fo:font-size="12pt" fo:font-weight="normal" officeooo:paragraph-rsid="005f7ec6" fo:background-color="transparent" style:font-name-asian="Liberation Serif2" style:font-size-asian="12pt" style:font-name-complex="Liberation Serif2" style:font-size-complex="12pt"/>
    </style:style>
    <style:style style:name="P9" style:family="paragraph" style:parent-style-name="Standard">
      <style:paragraph-properties fo:line-height="100%" fo:text-align="start" style:justify-single-word="false"/>
      <style:text-properties style:use-window-font-color="true" loext:opacity="0%" style:font-name="Bahnschrift" fo:font-size="12pt" fo:font-weight="normal" officeooo:paragraph-rsid="00652579" fo:background-color="transparent" style:font-name-asian="Liberation Serif2" style:font-size-asian="12pt" style:font-name-complex="Liberation Serif2" style:font-size-complex="12pt"/>
    </style:style>
    <style:style style:name="P10" style:family="paragraph" style:parent-style-name="Standard">
      <style:paragraph-properties fo:line-height="100%" fo:text-align="start" style:justify-single-word="false"/>
      <style:text-properties style:font-name="Liberation Serif" officeooo:paragraph-rsid="0067b601"/>
    </style:style>
    <style:style style:name="P11" style:family="paragraph" style:parent-style-name="Standard">
      <style:paragraph-properties fo:line-height="100%" fo:text-align="start" style:justify-single-word="false"/>
      <style:text-properties style:font-name="Liberation Serif" officeooo:rsid="0067b601" officeooo:paragraph-rsid="0067b601"/>
    </style:style>
    <style:style style:name="P12" style:family="paragraph" style:parent-style-name="Standard">
      <style:paragraph-properties fo:line-height="100%" fo:text-align="start" style:justify-single-word="false"/>
      <style:text-properties style:font-name="Liberation Serif" officeooo:rsid="006b750b" officeooo:paragraph-rsid="006b750b"/>
    </style:style>
    <style:style style:name="P13" style:family="paragraph" style:parent-style-name="Standard">
      <style:paragraph-properties fo:line-height="100%" fo:text-align="start" style:justify-single-word="false"/>
      <style:text-properties style:font-name="Liberation Serif" officeooo:rsid="006b750b" officeooo:paragraph-rsid="006d32b6"/>
    </style:style>
    <style:style style:name="P14" style:family="paragraph" style:parent-style-name="Standard">
      <style:paragraph-properties fo:line-height="100%" fo:text-align="start" style:justify-single-word="false"/>
      <style:text-properties style:font-name="Liberation Serif" officeooo:rsid="006b750b" officeooo:paragraph-rsid="006eed7b"/>
    </style:style>
    <style:style style:name="P15" style:family="paragraph" style:parent-style-name="Standard">
      <style:paragraph-properties fo:line-height="100%" fo:text-align="start" style:justify-single-word="false"/>
      <style:text-properties style:font-name="Liberation Serif" officeooo:rsid="006eed7b" officeooo:paragraph-rsid="007176e2"/>
    </style:style>
    <style:style style:name="P16" style:family="paragraph" style:parent-style-name="Standard">
      <style:paragraph-properties fo:line-height="100%" fo:text-align="start" style:justify-single-word="false"/>
      <style:text-properties style:font-name="Liberation Serif" officeooo:rsid="0071d7f0" officeooo:paragraph-rsid="0071d7f0"/>
    </style:style>
    <style:style style:name="T1" style:family="text">
      <style:text-properties style:use-window-font-color="true" loext:opacity="0%" fo:font-weight="normal" fo:background-color="transparent" loext:char-shading-value="0" style:font-name-asian="Liberation Serif2" style:font-name-complex="Liberation Serif2"/>
    </style:style>
    <style:style style:name="T2" style:family="text">
      <style:text-properties style:use-window-font-color="true" loext:opacity="0%" fo:font-weight="normal" officeooo:rsid="004754a9" fo:background-color="transparent" loext:char-shading-value="0" style:font-name-asian="Liberation Serif2" style:font-name-complex="Liberation Serif2"/>
    </style:style>
    <style:style style:name="T3" style:family="text">
      <style:text-properties style:use-window-font-color="true" loext:opacity="0%" fo:font-weight="normal" fo:background-color="transparent" loext:char-shading-value="0" style:font-name-asian="Segoe UI Symbol" style:font-name-complex="Segoe UI Symbol"/>
    </style:style>
    <style:style style:name="T4" style:family="text">
      <style:text-properties style:use-window-font-color="true" loext:opacity="0%" fo:font-weight="normal" officeooo:rsid="0045d9d8" fo:background-color="transparent" loext:char-shading-value="0" style:font-name-asian="Segoe UI Symbol" style:font-name-complex="Segoe UI Symbol"/>
    </style:style>
    <style:style style:name="T5" style:family="text">
      <style:text-properties style:use-window-font-color="true" loext:opacity="0%" fo:font-weight="normal" officeooo:rsid="00748f70" fo:background-color="transparent" loext:char-shading-value="0" style:font-name-asian="Segoe UI Symbol" style:font-name-complex="Segoe UI Symbol"/>
    </style:style>
    <style:style style:name="T6" style:family="text">
      <style:text-properties style:use-window-font-color="true" loext:opacity="0%" style:font-name="Bahnschrift" fo:font-size="12pt" fo:font-weight="normal" fo:background-color="transparent" loext:char-shading-value="0" style:font-name-asian="Liberation Serif2" style:font-size-asian="12pt" style:font-name-complex="Liberation Serif2" style:font-size-complex="12pt"/>
    </style:style>
    <style:style style:name="T7" style:family="text">
      <style:text-properties style:use-window-font-color="true" loext:opacity="0%" fo:font-size="12pt" fo:font-weight="normal" fo:background-color="transparent" loext:char-shading-value="0" style:font-name-asian="Liberation Serif2" style:font-size-asian="12pt" style:font-name-complex="Liberation Serif2" style:font-size-complex="12pt" loext:padding="0.049cm" loext:border="0.51pt solid #000000"/>
    </style:style>
    <style:style style:name="T8" style:family="text">
      <style:text-properties style:font-name="Liberation Serif1"/>
    </style:style>
    <style:style style:name="T9" style:family="text">
      <style:text-properties style:font-name="Liberation Serif1" officeooo:rsid="0067b601"/>
    </style:style>
    <style:style style:name="T10" style:family="text">
      <style:text-properties style:font-name="Liberation Serif1" officeooo:rsid="0068f630"/>
    </style:style>
    <style:style style:name="T11" style:family="text">
      <style:text-properties style:font-name="Liberation Serif1" officeooo:rsid="006d32b6"/>
    </style:style>
    <style:style style:name="T12" style:family="text">
      <style:text-properties style:font-name="Liberation Serif1" officeooo:rsid="006eed7b"/>
    </style:style>
    <style:style style:name="T13" style:family="text">
      <style:text-properties style:font-name="Liberation Serif1" officeooo:rsid="00707b50"/>
    </style:style>
    <style:style style:name="T14" style:family="text">
      <style:text-properties style:font-name="Liberation Serif1" officeooo:rsid="00708000"/>
    </style:style>
    <style:style style:name="T15" style:family="text">
      <style:text-properties style:font-name="Liberation Serif1" officeooo:rsid="007176e2"/>
    </style:style>
    <style:style style:name="T16" style:family="text">
      <style:text-properties style:font-name="Liberation Serif1" officeooo:rsid="0072043a"/>
    </style:style>
    <style:style style:name="T17" style:family="text">
      <style:text-properties style:font-name="Liberation Serif1" fo:font-weight="bold" style:font-weight-asian="bold" style:font-weight-complex="bold"/>
    </style:style>
    <style:style style:name="T18" style:family="text">
      <style:text-properties style:font-name="Liberation Serif1" fo:font-weight="bold" officeooo:rsid="0067b601" style:font-weight-asian="bold" style:font-weight-complex="bold"/>
    </style:style>
    <style:style style:name="T19" style:family="text">
      <style:text-properties style:font-name="Liberation Serif1" fo:font-weight="bold" officeooo:rsid="0068f630" style:font-weight-asian="bold" style:font-weight-complex="bold"/>
    </style:style>
    <style:style style:name="T20" style:family="text">
      <style:text-properties style:font-name="Liberation Serif1" fo:font-weight="bold" officeooo:rsid="006d32b6" style:font-weight-asian="bold" style:font-weight-complex="bold"/>
    </style:style>
    <style:style style:name="T21" style:family="text">
      <style:text-properties style:font-name="Liberation Serif1" fo:font-weight="bold" officeooo:rsid="006eed7b" style:font-weight-asian="bold" style:font-weight-complex="bold"/>
    </style:style>
    <style:style style:name="T22" style:family="text">
      <style:text-properties style:font-name="Liberation Serif1" fo:font-weight="bold" officeooo:rsid="007176e2" style:font-weight-asian="bold" style:font-weight-complex="bold"/>
    </style:style>
    <style:style style:name="T23" style:family="text">
      <style:text-properties style:font-name="Liberation Serif1" fo:font-weight="bold" officeooo:rsid="0072043a" style:font-weight-asian="bold" style:font-weight-complex="bold"/>
    </style:style>
    <style:style style:name="T24" style:family="text">
      <style:text-properties officeooo:rsid="00635aca"/>
    </style:style>
    <style:style style:name="T25" style:family="text">
      <style:text-properties officeooo:rsid="0034a80b" loext:padding="0.049cm" loext:border="0.51pt solid #000000"/>
    </style:style>
    <style:style style:name="T26" style:family="text">
      <style:text-properties officeooo:rsid="006409df"/>
    </style:style>
    <style:style style:name="T27" style:family="text">
      <style:text-properties officeooo:rsid="00652579"/>
    </style:style>
    <style:style style:name="T28"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URENT Charlie</text:p>
      <text:p text:style-name="P1"><text:span text:style-name="T1">Projet n</text:span><text:span text:style-name="T3">◦</text:span><text:span text:style-name="T5">3</text:span><text:span text:style-name="T1">: </text:span><text:span text:style-name="T2">Le parcours du castor</text:span></text:p>
      <text:p text:style-name="P5"/>
      <text:p text:style-name="P4">Rapport de projet</text:p>
      <text:p text:style-name="P2"/>
      <text:p text:style-name="P7">Description du projet</text:p>
      <text:p text:style-name="P8">Dans ce projet nous allons <text:span text:style-name="T24">améliorer</text:span> un jeu <text:span text:style-name="T24">précédemment crée</text:span> tiré du concours castor.</text:p>
      <text:p text:style-name="P8"/>
      <text:p text:style-name="P2"><text:span text:style-name="T25">À faire</text:span></text:p>
      <text:p text:style-name="P9">Vous <text:span text:style-name="T24">devez</text:span> écrire <text:span text:style-name="T27">5</text:span> fonction<text:span text:style-name="T27">s :</text:span></text:p>
      <text:p text:style-name="P9">- <text:span text:style-name="T28">randomGrille</text:span> qui génère une nouvelle grille à taille variable (par défaut de 5×6)</text:p>
      <text:p text:style-name="P9">- <text:span text:style-name="T28">initialisenew</text:span> qui se chargera d’effacer l’affichage précédent de changer la grille courante.</text:p>
      <text:p text:style-name="P8">- <text:span text:style-name="T28">cheminAleatoire1</text:span> qui crée et renvoie un chemin aléatoire entre les points de départ et d’arrivée. Du côté interface un bouton déclenchera l’appel de cette fonction ainsi que la vérification de la validité du chemin créé.</text:p>
      <text:p text:style-name="P8">- <text:span text:style-name="T28">cheminAleatoire2</text:span> qui crée et renvoie un chemin aléatoire entre les points de départ et d’arrivée ou tout autre point s’il reste coincé.</text:p>
      <text:p text:style-name="P8">- <text:span text:style-name="T28">chercheChemin</text:span> qui recherche et permet de proposer un chemin valide s’il existe ou à défaut de dire s’il n’en existe pas.</text:p>
      <text:p text:style-name="P2"/>
      <text:p text:style-name="P10"><text:span text:style-name="T7">Démarche</text:span></text:p>
      <text:p text:style-name="P10"><text:span text:style-name="T9">J’ai commencé par coder la fonction </text:span><text:span text:style-name="T18">randomGrille</text:span><text:span text:style-name="T9">. Le programme crée aléatoirement une ligne, puis l’ajoute à la grille finale.</text:span></text:p>
      <text:p text:style-name="P10"><text:span text:style-name="T9"/></text:p>
      <text:p text:style-name="P11"><text:span text:style-name="T8">J’ai ensuite codé la fonction </text:span><text:span text:style-name="T17">initialisenew</text:span><text:span text:style-name="T8">, qui fait appel à plusieurs autres fonctions, </text:span><text:span text:style-name="T10">dont </text:span><text:span text:style-name="T19">loadAssets</text:span><text:span text:style-name="T10">, qui va charger les différentes images, </text:span><text:span text:style-name="T19">draw_screen</text:span><text:span text:style-name="T10">, qui va afficher la grille, et </text:span><text:span text:style-name="T19">initLabels</text:span><text:span text:style-name="T10">, qui va s’occuper de créer les boutons. Afin de raccourcir le code, j’ai créé des fonctions permettant de créer un bouton, un slider et ajouter un bouton choisi à la liste </text:span><text:span text:style-name="T19">tableauBoutons</text:span><text:span text:style-name="T10"> qui contient les boutons correspondants à la grille.</text:span></text:p>
      <text:p text:style-name="P11"><text:span text:style-name="T10"/></text:p>
      <text:p text:style-name="P12"><text:span text:style-name="T10">A</text:span><text:span text:style-name="T8">u lieu d’utiliser la récursivité car cela est interdit, j’ai décidé d’utiliser une boucle while pour les bots dont le programme sortira par un return.</text:span></text:p>
      <text:p text:style-name="P12"><text:span text:style-name="T8"/></text:p>
      <text:p text:style-name="P13"><text:span text:style-name="T8">Le premier programme, </text:span><text:span text:style-name="T17">cheminAleatoire1</text:span><text:span text:style-name="T8">, récupère les directions possibles (en haut et à gauche) et choisi aléatoirement quelle direction prendre. </text:span><text:span text:style-name="T11">S’il n’y a pas de directions possibles, il revoie le chemin qu’il a parcouru ainsi que False, car il n’est pas arrivé. S’il arrive en (0, 0) il renvoie le chemin parcouru ainsi que True, pour indiquer au joueur que ce chemin est valide.</text:span></text:p>
      <text:p text:style-name="P13"><text:span text:style-name="T11"/></text:p>
      <text:p text:style-name="P14"><text:span text:style-name="T20">CheminAleatoire2</text:span><text:span text:style-name="T11"> utilise ce même principe, sauf qu’il permet au programme d’aller dans toutes les directions. </text:span><text:span text:style-name="T12">Pour déterminer les directions possibles, il fait appel à la fonction </text:span><text:span text:style-name="T21">rechercheCasesVoisinesPossibles</text:span><text:span text:style-name="T12">, commune à la fonction </text:span><text:span text:style-name="T21">c</text:span><text:span text:style-name="T20">heminAleatoire2</text:span><text:span text:style-name="T11"> </text:span><text:span text:style-name="T12">et </text:span><text:span text:style-name="T21">chercheChemin</text:span><text:span text:style-name="T12">.</text:span></text:p>
      <text:p text:style-name="P14"><text:span text:style-name="T12"/></text:p>
      <text:p text:style-name="P15"><text:span text:style-name="T8">Enfin, </text:span><text:span text:style-name="T17">chercheChemin</text:span><text:span text:style-name="T8"> a été la fonction qui m’a posé le plus de problèmes. </text:span><text:span text:style-name="T13">J’ai commencé sur la base de <text:s/></text:span><text:span text:style-name="T17">c</text:span><text:span text:style-name="T20">heminAleatoire2</text:span><text:span text:style-name="T11">, </text:span><text:span text:style-name="T13">sauf qu’au lieu de choisir une direction aléatoire, il </text:span><text:span text:style-name="T14">exécute</text:span><text:span text:style-name="T13"> toutes les directions une par une. </text:span><text:span text:style-name="T15">Aussi, j’ai fait en sorte que lorsqu’il est bloqué, le castor va reculer d’une case. Mais la fonction ne marchait toujours pas, car s’il ne trouvait pas le chemin du premier coup, il bouclait à l’infini. C’est pourquoi j’ai ajouté une liste </text:span><text:span text:style-name="T22">invalidWays</text:span><text:span text:style-name="T15">, qui contient tous les chemins déjà testés. Lors du recul du castor, le chemin actuel va être enregistré dans </text:span><text:span text:style-name="T22">invalidWays</text:span><text:span text:style-name="T15">, et lors de la vérification qu’une direction est valide, la fonction va créer un chemin temporaire auquel la case où le castor veut se déplacer va être ajouté. Si le chemin temporaire n’est pas dans </text:span><text:span text:style-name="T22">invalidWays</text:span><text:span text:style-name="T15">, alors le castor pourra se déplacer dessus.</text:span></text:p>
      <text:p text:style-name="P15"><text:span text:style-name="T15"/></text:p>
      <text:p text:style-name="P16"><text:span text:style-name="T15"/></text:p>
      <text:p text:style-name="P16"><text:span text:style-name="T15"/></text:p>
      <text:p text:style-name="P16"><text:span text:style-name="T15">J’</text:span><text:span text:style-name="T8">ai ensuite ajouté quelques améliorations :</text:span></text:p>
      <text:p text:style-name="P16"><text:soft-page-break/><text:span text:style-name="T8">- Une image où le joueur se situe sur la grille.</text:span></text:p>
      <text:p text:style-name="P16"><text:span text:style-name="T8">- Des </text:span><text:span text:style-name="T17">Scales</text:span><text:span text:style-name="T8"> pour pouvoir customiser la taille de la grille aléatoire</text:span></text:p>
      <text:p text:style-name="P16"><text:span text:style-name="T8">- Un bouton </text:span><text:span text:style-name="T17">Annule</text:span><text:span text:style-name="T8"> permettant d’annuler le dernier déplacement</text:span></text:p>
      <text:p text:style-name="P16"><text:span text:style-name="T8">- Un bouton </text:span><text:span text:style-name="T17">Réinitialiser</text:span><text:span text:style-name="T8"> permettant de recommencer un chemin</text:span></text:p>
      <text:p text:style-name="P16"><text:span text:style-name="T8">- </text:span><text:span text:style-name="T16">Enfin, j’ai ajouté un bouton </text:span><text:span text:style-name="T23">walkWay</text:span><text:span text:style-name="T16"> permettant au castor de se déplacer tout seul (si un chemin exist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erif2" svg:font-family="'Liberation Serif'"/>
    <style:font-face style:name="Segoe UI Symbol" svg:font-family="'Segoe UI Symbol'"/>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Bahnschrift" svg:font-family="Bahnschrift" style:font-adornments="Bold" style:font-family-generic="swiss"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2-05T19:58:04.747000000</dc:date>
    <meta:editing-duration>PT8H48M13S</meta:editing-duration>
    <meta:editing-cycles>84</meta:editing-cycles>
    <meta:generator>LibreOffice/7.1.5.2$Windows_X86_64 LibreOffice_project/85f04e9f809797b8199d13c421bd8a2b025d52b5</meta:generator>
    <meta:print-date>2022-10-19T18:46:26.387000000</meta:print-date>
    <meta:document-statistic meta:table-count="0" meta:image-count="0" meta:object-count="0" meta:page-count="2" meta:paragraph-count="25" meta:word-count="563" meta:character-count="3482" meta:non-whitespace-character-count="2943"/>
  </office:meta>
</office:document-meta>
</file>